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10000033756C2032A863CA293.png" manifest:media-type="image/png"/>
  <manifest:file-entry manifest:full-path="Pictures/10000000000003B30000029BEB3F4B66F8367E0A.png" manifest:media-type="image/png"/>
  <manifest:file-entry manifest:full-path="Pictures/1000000000000470000002BAFCA5258BC6257602.png" manifest:media-type="image/png"/>
  <manifest:file-entry manifest:full-path="Pictures/10000000000003AA00000243AB95E09D8E3A504B.png" manifest:media-type="image/png"/>
  <manifest:file-entry manifest:full-path="Pictures/10000000000002E1000001D183D90FF58483F82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cm" svg:y="0.43cm" svg:width="17cm" svg:height="11.201cm" draw:z-index="0"><draw:image xlink:href="Pictures/10000000000004E10000033756C2032A863CA293.png" xlink:type="simple" xlink:show="embed" xlink:actuate="onLoad" draw:mime-type="image/png"/></draw:frame><draw:frame draw:style-name="fr2" draw:name="Imagen2" text:anchor-type="char" svg:x="0cm" svg:y="11.629cm" svg:width="17cm" svg:height="10.444cm" draw:z-index="1"><draw:image xlink:href="Pictures/1000000000000470000002BAFCA5258BC62576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width="17cm" svg:height="11.973cm" draw:z-index="2"><draw:image xlink:href="Pictures/10000000000003B30000029BEB3F4B66F8367E0A.png" xlink:type="simple" xlink:show="embed" xlink:actuate="onLoad" draw:mime-type="image/png"/></draw:frame><draw:frame draw:style-name="fr2" draw:name="Imagen4" text:anchor-type="char" svg:x="0cm" svg:y="12.271cm" svg:width="17cm" svg:height="10.493cm" draw:z-index="3"><draw:image xlink:href="Pictures/10000000000003AA00000243AB95E09D8E3A504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width="17cm" svg:height="10.724cm" draw:z-index="4"><draw:image xlink:href="Pictures/10000000000002E1000001D183D90FF58483F82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3:34:39.016000000</meta:creation-date>
    <dc:date>2022-11-08T13:39:01.647000000</dc:date>
    <meta:editing-duration>PT4M22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